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officeooo:rsid="0010ca22" officeooo:paragraph-rsid="0010ca22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officeooo:rsid="0010ca22" officeooo:paragraph-rsid="0010ca2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454a" officeooo:paragraph-rsid="0015454a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S CZESCI</text:p>
      <text:list text:style-name="L1">
        <text:list-item>
          <text:p text:style-name="P2">4xsilnik → Krzychu</text:p>
        </text:list-item>
        <text:list-item>
          <text:p text:style-name="P2">4xesc → Krzychu</text:p>
        </text:list-item>
        <text:list-item>
          <text:p text:style-name="P2">podstawki I wiekszoc pierdol modelowych → Krzychu</text:p>
        </text:list-item>
        <text:list-item>
          <text:p text:style-name="P2">plytki i cala eleketronika → Krzychu</text:p>
        </text:list-item>
        <text:list-item>
          <text:p text:style-name="P2">4xsruba m3 + 4xsruba m4 dluga + 4xM3 → Tomek</text:p>
        </text:list-item>
        <text:list-item>
          <text:p text:style-name="P2">wahadelko do testowania pid → Tomek</text:p>
        </text:list-item>
      </text:list>
      <text:p text:style-name="P3">Na razie fini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3:57:08.605602396</meta:creation-date>
    <dc:date>2023-12-07T14:10:42.989971936</dc:date>
    <meta:editing-duration>PT6M28S</meta:editing-duration>
    <meta:editing-cycles>5</meta:editing-cycles>
    <meta:generator>LibreOffice/7.6.3.1$Linux_X86_64 LibreOffice_project/60$Build-1</meta:generator>
    <meta:document-statistic meta:table-count="0" meta:image-count="0" meta:object-count="0" meta:page-count="1" meta:paragraph-count="8" meta:word-count="46" meta:character-count="235" meta:non-whitespace-character-count="203"/>
  </office:meta>
</office:document-meta>
</file>